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あああああぁぁぁーーーーーーーー
ーーーーーーーーーーーーーーーっ！！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aaaaaaaaaaaaaaaaaaaaaaaaaahhhhhhhhh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！　いきなり叫ばないでよ
はむこ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ey!! Don't just scream out of nowhere like
that, Hamuko!!</text:p>
          </table:table-cell>
          <table:table-cell table:number-columns-repeated="1020"/>
        </table:table-row>
        <table:table-row>
          <table:table-cell table:style-name="ce0" office:value-type="string">
            <text:p>どうしたの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your problem?!</text:p>
          </table:table-cell>
          <table:table-cell table:number-columns-repeated="1020"/>
        </table:table-row>
        <table:table-row>
          <table:table-cell table:style-name="ce0" office:value-type="string">
            <text:p>いやぁ、やまびこみたいな感じで、うみびことか
返ってこないかな？　と思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thing, I was just wondering if I could hear
sea-echoes, like how your voice echoes
in the mountains...</text:p>
          </table:table-cell>
          <table:table-cell table:number-columns-repeated="1020"/>
        </table:table-row>
        <table:table-row>
          <table:table-cell table:style-name="ce0" office:value-type="string">
            <text:p>音を反射するものが何もないんだから、
返ってくるわけな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nothing around here for your voice to
bounce off of, right? Hence, no echoes.</text:p>
          </table:table-cell>
          <table:table-cell table:number-columns-repeated="1020"/>
        </table:table-row>
        <table:table-row>
          <table:table-cell table:style-name="ce0" office:value-type="string">
            <text:p>っていうか、試すならせめて「やっほー」に
しなさい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you're going to check for echoes, at
least shout, “Ya-hoooh”...</text:p>
          </table:table-cell>
          <table:table-cell table:number-columns-repeated="1020"/>
        </table:table-row>
        <table:table-row>
          <table:table-cell table:style-name="ce0" office:value-type="string">
            <text:p>「やっほー」はやまびこでしょ？
海はやっぱり「ああぁー！」だ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“Ya-hoooh“ is for mountains. On the sea, it's
definitely gotta be ”Aaaah!”.</text:p>
          </table:table-cell>
          <table:table-cell table:number-columns-repeated="1020"/>
        </table:table-row>
        <table:table-row>
          <table:table-cell table:style-name="ce0" office:value-type="string">
            <text:p>あんたの海に対するデフォルト設定が、
まず分からん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follow. The sea air must be messing
with your head...</text:p>
          </table:table-cell>
          <table:table-cell table:number-columns-repeated="1020"/>
        </table:table-row>
        <table:table-row>
          <table:table-cell table:style-name="ce0" office:value-type="string">
            <text:p>説明しよう！　今日は、はむこ達の学年が
修学旅行の真っ最中なのである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Let me explain! Today, Hamuko's year group
are in the middle of a field trip!</text:p>
          </table:table-cell>
          <table:table-cell table:number-columns-repeated="1020"/>
        </table:table-row>
        <table:table-row>
          <table:table-cell table:style-name="ce0" office:value-type="string">
            <text:p>ちなみに旅行先はフェリーで、現在、佐渡島に
乗って航行中だ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By the way, they are currently en route to their
destination, Sadogashima, by ferry!!</text:p>
          </table:table-cell>
          <table:table-cell table:number-columns-repeated="1020"/>
        </table:table-row>
        <table:table-row>
          <table:table-cell table:style-name="ce0" office:value-type="string">
            <text:p>（色々と突っ込みが追い付か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ow I am supposed to play the tsukkomi to
this...?)</text:p>
          </table:table-cell>
          <table:table-cell table:number-columns-repeated="1020"/>
        </table:table-row>
        <table:table-row>
          <table:table-cell table:style-name="ce0" office:value-type="string">
            <text:p>それにしても平和だね～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t any rate, it's pretty calm around here, huh...</text:p>
          </table:table-cell>
          <table:table-cell table:number-columns-repeated="1020"/>
        </table:table-row>
        <table:table-row>
          <table:table-cell table:style-name="ce0" office:value-type="string">
            <text:p>そりゃ平和じゃなきゃ困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d be worried if it weren't.</text:p>
          </table:table-cell>
          <table:table-cell table:number-columns-repeated="1020"/>
        </table:table-row>
        <table:table-row>
          <table:table-cell table:style-name="ce0" office:value-type="string">
            <text:p>こんな海のど真ん中で事件が起きたら
どうしようもない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right in the middle of the ocean, there'd
be no way out if something bad happened now.</text:p>
          </table:table-cell>
          <table:table-cell table:number-columns-repeated="1020"/>
        </table:table-row>
        <table:table-row>
          <table:table-cell table:style-name="ce0" office:value-type="string">
            <text:p>はいフラグ一本入りましたーー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aand that's a death flag!!</text:p>
          </table:table-cell>
          <table:table-cell table:number-columns-repeated="1020"/>
        </table:table-row>
        <table:table-row>
          <table:table-cell table:style-name="ce0" office:value-type="string">
            <text:p>やめん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op it.</text:p>
          </table:table-cell>
          <table:table-cell table:number-columns-repeated="1020"/>
        </table:table-row>
        <table:table-row>
          <table:table-cell table:style-name="ce0" office:value-type="string">
            <text:p>・・・ふい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Fueh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